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1f4564" officeooo:paragraph-rsid="001f4564"/>
    </style:style>
    <style:style style:name="P2" style:family="paragraph" style:parent-style-name="Standard">
      <style:paragraph-properties fo:text-align="center" style:justify-single-word="false"/>
      <style:text-properties fo:font-size="14pt" fo:font-weight="bold" officeooo:rsid="001f4564" officeooo:paragraph-rsid="002018b0" style:font-size-asian="14pt" style:font-weight-asian="bold" style:font-size-complex="14pt" style:font-weight-complex="bold"/>
    </style:style>
    <style:style style:name="P3" style:family="paragraph" style:parent-style-name="Standard">
      <style:paragraph-properties fo:text-align="end" style:justify-single-word="false"/>
      <style:text-properties fo:font-size="14pt" fo:font-weight="bold" officeooo:rsid="002018b0" officeooo:paragraph-rsid="002018b0"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2pt" fo:font-weight="bold" officeooo:rsid="002018b0" officeooo:paragraph-rsid="002018b0"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20f99c" officeooo:paragraph-rsid="0020f99c"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20f99c" officeooo:paragraph-rsid="0021da40"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40fe5a" officeooo:paragraph-rsid="0040fe5a"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2018b0" officeooo:paragraph-rsid="002018b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1da40" officeooo:paragraph-rsid="0021da4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1da40" officeooo:paragraph-rsid="0030e59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30e594" officeooo:paragraph-rsid="0030e59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314e7c" officeooo:paragraph-rsid="00314e7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740e0" officeooo:paragraph-rsid="002740e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40fe5a" officeooo:paragraph-rsid="0040fe5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4b10d" officeooo:paragraph-rsid="00623a4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style="normal" fo:font-weight="normal" officeooo:rsid="0042596a" officeooo:paragraph-rsid="0042596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314e7c"/>
    </style:style>
    <style:style style:name="P19" style:family="paragraph" style:parent-style-name="Standard">
      <style:paragraph-properties fo:text-align="justify" style:justify-single-word="false"/>
      <style:text-properties officeooo:paragraph-rsid="00382ae6"/>
    </style:style>
    <style:style style:name="P20" style:family="paragraph" style:parent-style-name="Standard">
      <style:paragraph-properties fo:text-align="justify" style:justify-single-word="false"/>
      <style:text-properties officeooo:paragraph-rsid="005e3bd0"/>
    </style:style>
    <style:style style:name="P21" style:family="paragraph" style:parent-style-name="Standard">
      <style:paragraph-properties fo:text-align="justify" style:justify-single-word="false"/>
      <style:text-properties officeooo:paragraph-rsid="007f325b"/>
    </style:style>
    <style:style style:name="P22" style:family="paragraph" style:parent-style-name="Standard">
      <style:paragraph-properties fo:text-align="justify" style:justify-single-word="false"/>
      <style:text-properties officeooo:paragraph-rsid="008fcf41"/>
    </style:style>
    <style:style style:name="P23" style:family="paragraph" style:parent-style-name="Standard">
      <style:paragraph-properties fo:text-align="justify" style:justify-single-word="false"/>
      <style:text-properties officeooo:rsid="0030e594" officeooo:paragraph-rsid="0030e594"/>
    </style:style>
    <style:style style:name="P24" style:family="paragraph" style:parent-style-name="Standard" style:list-style-name="L1">
      <style:paragraph-properties fo:text-align="justify" style:justify-single-word="false"/>
      <style:text-properties officeooo:paragraph-rsid="003623b1"/>
    </style:style>
    <style:style style:name="P25" style:family="paragraph" style:parent-style-name="Standard" style:list-style-name="L1">
      <style:paragraph-properties fo:text-align="justify" style:justify-single-word="false"/>
      <style:text-properties officeooo:paragraph-rsid="0094413d"/>
    </style:style>
    <style:style style:name="P26" style:family="paragraph" style:parent-style-name="Standard" style:list-style-name="L1">
      <style:paragraph-properties fo:text-align="justify" style:justify-single-word="false"/>
      <style:text-properties officeooo:paragraph-rsid="009b034a"/>
    </style:style>
    <style:style style:name="P27" style:family="paragraph" style:parent-style-name="Standard" style:list-style-name="L1">
      <style:paragraph-properties fo:text-align="justify" style:justify-single-word="false"/>
      <style:text-properties officeooo:paragraph-rsid="00920adf"/>
    </style:style>
    <style:style style:name="P28" style:family="paragraph" style:parent-style-name="Standard" style:list-style-name="L1">
      <style:paragraph-properties fo:text-align="justify" style:justify-single-word="false"/>
      <style:text-properties officeooo:paragraph-rsid="00a93511"/>
    </style:style>
    <style:style style:name="P29" style:family="paragraph" style:parent-style-name="Standard" style:list-style-name="L2">
      <style:paragraph-properties fo:text-align="justify" style:justify-single-word="false"/>
      <style:text-properties officeooo:paragraph-rsid="0037a0f1"/>
    </style:style>
    <style:style style:name="P30" style:family="paragraph" style:parent-style-name="Standard" style:list-style-name="L1">
      <style:paragraph-properties fo:text-align="justify" style:justify-single-word="false"/>
      <style:text-properties fo:font-size="12pt" fo:font-weight="normal" officeooo:rsid="003623b1" officeooo:paragraph-rsid="003623b1" style:font-size-asian="10.5pt" style:font-weight-asian="normal" style:font-size-complex="12pt" style:font-weight-complex="normal"/>
    </style:style>
    <style:style style:name="P31" style:family="paragraph" style:parent-style-name="Standard" style:list-style-name="L2">
      <style:paragraph-properties fo:text-align="justify" style:justify-single-word="false"/>
      <style:text-properties fo:font-size="12pt" fo:font-weight="normal" officeooo:rsid="0037a0f1" officeooo:paragraph-rsid="0037a0f1" style:font-size-asian="10.5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fo:font-size="12pt" fo:font-weight="normal" officeooo:rsid="00382ae6" officeooo:paragraph-rsid="00382ae6" style:font-size-asian="10.5pt" style:font-weight-asian="normal" style:font-size-complex="12pt" style:font-weight-complex="normal"/>
    </style:style>
    <style:style style:name="P33" style:family="paragraph" style:parent-style-name="Standard" style:list-style-name="L2">
      <style:paragraph-properties fo:text-align="justify" style:justify-single-word="false"/>
      <style:text-properties officeooo:rsid="0037a0f1" officeooo:paragraph-rsid="0037a0f1"/>
    </style:style>
    <style:style style:name="T1" style:family="text">
      <style:text-properties officeooo:rsid="002018b0"/>
    </style:style>
    <style:style style:name="T2" style:family="text">
      <style:text-properties officeooo:rsid="0021da40"/>
    </style:style>
    <style:style style:name="T3" style:family="text">
      <style:text-properties officeooo:rsid="00237ba4"/>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8a55c" style:font-size-asian="10.5pt" style:font-weight-asian="normal" style:font-size-complex="12pt" style:font-weight-complex="normal"/>
    </style:style>
    <style:style style:name="T6" style:family="text">
      <style:text-properties fo:font-size="12pt" fo:font-weight="normal" officeooo:rsid="0029ce5b" style:font-size-asian="10.5pt" style:font-weight-asian="normal" style:font-size-complex="12pt" style:font-weight-complex="normal"/>
    </style:style>
    <style:style style:name="T7" style:family="text">
      <style:text-properties fo:font-size="12pt" fo:font-weight="normal" officeooo:rsid="002c33a3" style:font-size-asian="10.5pt" style:font-weight-asian="normal" style:font-size-complex="12pt" style:font-weight-complex="normal"/>
    </style:style>
    <style:style style:name="T8" style:family="text">
      <style:text-properties fo:font-size="12pt" fo:font-weight="normal" officeooo:rsid="00269448" style:font-size-asian="10.5pt" style:font-weight-asian="normal" style:font-size-complex="12pt" style:font-weight-complex="normal"/>
    </style:style>
    <style:style style:name="T9" style:family="text">
      <style:text-properties fo:font-size="12pt" fo:font-weight="normal" officeooo:rsid="00237ba4" style:font-size-asian="10.5pt" style:font-weight-asian="normal" style:font-size-complex="12pt" style:font-weight-complex="normal"/>
    </style:style>
    <style:style style:name="T10" style:family="text">
      <style:text-properties fo:font-size="12pt" fo:font-weight="normal" officeooo:rsid="002e3070" style:font-size-asian="10.5pt" style:font-weight-asian="normal" style:font-size-complex="12pt" style:font-weight-complex="normal"/>
    </style:style>
    <style:style style:name="T11" style:family="text">
      <style:text-properties fo:font-size="12pt" fo:font-weight="normal" officeooo:rsid="00314e7c" style:font-size-asian="10.5pt" style:font-weight-asian="normal" style:font-size-complex="12pt" style:font-weight-complex="normal"/>
    </style:style>
    <style:style style:name="T12" style:family="text">
      <style:text-properties fo:font-size="12pt" fo:font-weight="normal" officeooo:rsid="003623b1" style:font-size-asian="10.5pt" style:font-weight-asian="normal" style:font-size-complex="12pt" style:font-weight-complex="normal"/>
    </style:style>
    <style:style style:name="T13" style:family="text">
      <style:text-properties fo:font-size="12pt" fo:font-weight="normal" officeooo:rsid="003747f7" style:font-size-asian="10.5pt" style:font-weight-asian="normal" style:font-size-complex="12pt" style:font-weight-complex="normal"/>
    </style:style>
    <style:style style:name="T14" style:family="text">
      <style:text-properties fo:font-size="12pt" fo:font-weight="normal" officeooo:rsid="0037a0f1" style:font-size-asian="10.5pt" style:font-weight-asian="normal" style:font-size-complex="12pt" style:font-weight-complex="normal"/>
    </style:style>
    <style:style style:name="T15" style:family="text">
      <style:text-properties fo:font-size="12pt" fo:font-weight="normal" officeooo:rsid="00382ae6" style:font-size-asian="10.5pt" style:font-weight-asian="normal" style:font-size-complex="12pt" style:font-weight-complex="normal"/>
    </style:style>
    <style:style style:name="T16" style:family="text">
      <style:text-properties fo:font-size="12pt" fo:font-weight="normal" officeooo:rsid="00383d08" style:font-size-asian="10.5pt" style:font-weight-asian="normal" style:font-size-complex="12pt" style:font-weight-complex="normal"/>
    </style:style>
    <style:style style:name="T17" style:family="text">
      <style:text-properties fo:font-size="12pt" fo:font-weight="normal" officeooo:rsid="0039c93f" style:font-size-asian="10.5pt" style:font-weight-asian="normal" style:font-size-complex="12pt" style:font-weight-complex="normal"/>
    </style:style>
    <style:style style:name="T18" style:family="text">
      <style:text-properties fo:font-size="12pt" fo:font-weight="normal" officeooo:rsid="003aa021" style:font-size-asian="10.5pt" style:font-weight-asian="normal" style:font-size-complex="12pt" style:font-weight-complex="normal"/>
    </style:style>
    <style:style style:name="T19" style:family="text">
      <style:text-properties fo:font-size="12pt" fo:font-weight="normal" officeooo:rsid="003c3343" style:font-size-asian="10.5pt" style:font-weight-asian="normal" style:font-size-complex="12pt" style:font-weight-complex="normal"/>
    </style:style>
    <style:style style:name="T20" style:family="text">
      <style:text-properties fo:font-size="12pt" fo:font-weight="normal" officeooo:rsid="003cf3bb" style:font-size-asian="10.5pt" style:font-weight-asian="normal" style:font-size-complex="12pt" style:font-weight-complex="normal"/>
    </style:style>
    <style:style style:name="T21" style:family="text">
      <style:text-properties fo:font-size="12pt" fo:font-weight="normal" officeooo:rsid="003d2f09" style:font-size-asian="10.5pt" style:font-weight-asian="normal" style:font-size-complex="12pt" style:font-weight-complex="normal"/>
    </style:style>
    <style:style style:name="T22" style:family="text">
      <style:text-properties fo:font-size="12pt" fo:font-weight="normal" officeooo:rsid="003fa9b7" style:font-size-asian="10.5pt" style:font-weight-asian="normal" style:font-size-complex="12pt" style:font-weight-complex="normal"/>
    </style:style>
    <style:style style:name="T23" style:family="text">
      <style:text-properties fo:font-size="12pt" fo:font-weight="normal" officeooo:rsid="002018b0" style:font-size-asian="10.5pt" style:font-weight-asian="normal" style:font-size-complex="12pt" style:font-weight-complex="normal"/>
    </style:style>
    <style:style style:name="T24" style:family="text">
      <style:text-properties fo:font-size="12pt" fo:font-weight="normal" officeooo:rsid="0030b925" style:font-size-asian="10.5pt" style:font-weight-asian="normal" style:font-size-complex="12pt" style:font-weight-complex="normal"/>
    </style:style>
    <style:style style:name="T25" style:family="text">
      <style:text-properties fo:font-size="12pt" fo:font-weight="normal" officeooo:rsid="00493045" style:font-size-asian="10.5pt" style:font-weight-asian="normal" style:font-size-complex="12pt" style:font-weight-complex="normal"/>
    </style:style>
    <style:style style:name="T26" style:family="text">
      <style:text-properties fo:font-size="12pt" fo:font-weight="normal" officeooo:rsid="004b3020" style:font-size-asian="10.5pt" style:font-weight-asian="normal" style:font-size-complex="12pt" style:font-weight-complex="normal"/>
    </style:style>
    <style:style style:name="T27" style:family="text">
      <style:text-properties fo:font-size="12pt" fo:font-weight="normal" officeooo:rsid="004bca24" style:font-size-asian="10.5pt" style:font-weight-asian="normal" style:font-size-complex="12pt" style:font-weight-complex="normal"/>
    </style:style>
    <style:style style:name="T28" style:family="text">
      <style:text-properties fo:font-size="12pt" fo:font-weight="normal" officeooo:rsid="0052359e" style:font-size-asian="10.5pt" style:font-weight-asian="normal" style:font-size-complex="12pt" style:font-weight-complex="normal"/>
    </style:style>
    <style:style style:name="T29" style:family="text">
      <style:text-properties fo:font-size="12pt" fo:font-weight="normal" officeooo:rsid="005393b8" style:font-size-asian="10.5pt" style:font-weight-asian="normal" style:font-size-complex="12pt" style:font-weight-complex="normal"/>
    </style:style>
    <style:style style:name="T30" style:family="text">
      <style:text-properties fo:font-size="12pt" fo:font-weight="normal" officeooo:rsid="005484b4" style:font-size-asian="10.5pt" style:font-weight-asian="normal" style:font-size-complex="12pt" style:font-weight-complex="normal"/>
    </style:style>
    <style:style style:name="T31" style:family="text">
      <style:text-properties fo:font-size="12pt" fo:font-weight="normal" officeooo:rsid="0055af36" style:font-size-asian="10.5pt" style:font-weight-asian="normal" style:font-size-complex="12pt" style:font-weight-complex="normal"/>
    </style:style>
    <style:style style:name="T32" style:family="text">
      <style:text-properties fo:font-size="12pt" fo:font-weight="normal" officeooo:rsid="0057a2db" style:font-size-asian="10.5pt" style:font-weight-asian="normal" style:font-size-complex="12pt" style:font-weight-complex="normal"/>
    </style:style>
    <style:style style:name="T33" style:family="text">
      <style:text-properties fo:font-size="12pt" fo:font-weight="normal" officeooo:rsid="00592377" style:font-size-asian="10.5pt" style:font-weight-asian="normal" style:font-size-complex="12pt" style:font-weight-complex="normal"/>
    </style:style>
    <style:style style:name="T34" style:family="text">
      <style:text-properties fo:font-size="12pt" fo:font-weight="normal" officeooo:rsid="005b3b43" style:font-size-asian="10.5pt" style:font-weight-asian="normal" style:font-size-complex="12pt" style:font-weight-complex="normal"/>
    </style:style>
    <style:style style:name="T35" style:family="text">
      <style:text-properties fo:font-size="12pt" fo:font-weight="normal" officeooo:rsid="005e3bd0" style:font-size-asian="10.5pt" style:font-weight-asian="normal" style:font-size-complex="12pt" style:font-weight-complex="normal"/>
    </style:style>
    <style:style style:name="T36" style:family="text">
      <style:text-properties fo:font-size="12pt" fo:font-weight="normal" officeooo:rsid="005fed13" style:font-size-asian="10.5pt" style:font-weight-asian="normal" style:font-size-complex="12pt" style:font-weight-complex="normal"/>
    </style:style>
    <style:style style:name="T37" style:family="text">
      <style:text-properties fo:font-size="12pt" fo:font-weight="normal" officeooo:rsid="00634078" style:font-size-asian="10.5pt" style:font-weight-asian="normal" style:font-size-complex="12pt" style:font-weight-complex="normal"/>
    </style:style>
    <style:style style:name="T38" style:family="text">
      <style:text-properties fo:font-size="12pt" fo:font-weight="normal" officeooo:rsid="0067b9f0" style:font-size-asian="10.5pt" style:font-weight-asian="normal" style:font-size-complex="12pt" style:font-weight-complex="normal"/>
    </style:style>
    <style:style style:name="T39" style:family="text">
      <style:text-properties fo:font-size="12pt" fo:font-weight="normal" officeooo:rsid="006920d3" style:font-size-asian="10.5pt" style:font-weight-asian="normal" style:font-size-complex="12pt" style:font-weight-complex="normal"/>
    </style:style>
    <style:style style:name="T40" style:family="text">
      <style:text-properties fo:font-size="12pt" fo:font-weight="normal" officeooo:rsid="006afefa" style:font-size-asian="10.5pt" style:font-weight-asian="normal" style:font-size-complex="12pt" style:font-weight-complex="normal"/>
    </style:style>
    <style:style style:name="T41" style:family="text">
      <style:text-properties fo:font-size="12pt" fo:font-weight="normal" officeooo:rsid="006b0794" style:font-size-asian="10.5pt" style:font-weight-asian="normal" style:font-size-complex="12pt" style:font-weight-complex="normal"/>
    </style:style>
    <style:style style:name="T42" style:family="text">
      <style:text-properties fo:font-size="12pt" fo:font-weight="normal" officeooo:rsid="006cdf0c" style:font-size-asian="10.5pt" style:font-weight-asian="normal" style:font-size-complex="12pt" style:font-weight-complex="normal"/>
    </style:style>
    <style:style style:name="T43" style:family="text">
      <style:text-properties fo:font-size="12pt" fo:font-weight="normal" officeooo:rsid="006e0554" style:font-size-asian="10.5pt" style:font-weight-asian="normal" style:font-size-complex="12pt" style:font-weight-complex="normal"/>
    </style:style>
    <style:style style:name="T44" style:family="text">
      <style:text-properties fo:font-size="12pt" fo:font-weight="normal" officeooo:rsid="006e363e" style:font-size-asian="10.5pt" style:font-weight-asian="normal" style:font-size-complex="12pt" style:font-weight-complex="normal"/>
    </style:style>
    <style:style style:name="T45" style:family="text">
      <style:text-properties fo:font-size="12pt" fo:font-weight="normal" officeooo:rsid="006fffda" style:font-size-asian="10.5pt" style:font-weight-asian="normal" style:font-size-complex="12pt" style:font-weight-complex="normal"/>
    </style:style>
    <style:style style:name="T46" style:family="text">
      <style:text-properties fo:font-size="12pt" fo:font-weight="normal" officeooo:rsid="0070804b" style:font-size-asian="10.5pt" style:font-weight-asian="normal" style:font-size-complex="12pt" style:font-weight-complex="normal"/>
    </style:style>
    <style:style style:name="T47" style:family="text">
      <style:text-properties fo:font-size="12pt" fo:font-weight="normal" officeooo:rsid="00708613" style:font-size-asian="10.5pt" style:font-weight-asian="normal" style:font-size-complex="12pt" style:font-weight-complex="normal"/>
    </style:style>
    <style:style style:name="T48" style:family="text">
      <style:text-properties fo:font-size="12pt" fo:font-weight="normal" officeooo:rsid="00718db3" style:font-size-asian="10.5pt" style:font-weight-asian="normal" style:font-size-complex="12pt" style:font-weight-complex="normal"/>
    </style:style>
    <style:style style:name="T49" style:family="text">
      <style:text-properties fo:font-size="12pt" fo:font-weight="normal" officeooo:rsid="007286d5" style:font-size-asian="10.5pt" style:font-weight-asian="normal" style:font-size-complex="12pt" style:font-weight-complex="normal"/>
    </style:style>
    <style:style style:name="T50" style:family="text">
      <style:text-properties fo:font-size="12pt" fo:font-weight="normal" officeooo:rsid="0075787d" style:font-size-asian="10.5pt" style:font-weight-asian="normal" style:font-size-complex="12pt" style:font-weight-complex="normal"/>
    </style:style>
    <style:style style:name="T51" style:family="text">
      <style:text-properties fo:font-size="12pt" fo:font-weight="normal" officeooo:rsid="007a1dc3" style:font-size-asian="10.5pt" style:font-weight-asian="normal" style:font-size-complex="12pt" style:font-weight-complex="normal"/>
    </style:style>
    <style:style style:name="T52" style:family="text">
      <style:text-properties fo:font-size="12pt" fo:font-weight="normal" officeooo:rsid="007f325b" style:font-size-asian="10.5pt" style:font-weight-asian="normal" style:font-size-complex="12pt" style:font-weight-complex="normal"/>
    </style:style>
    <style:style style:name="T53" style:family="text">
      <style:text-properties fo:font-size="12pt" fo:font-weight="normal" officeooo:rsid="008fcf41" style:font-size-asian="10.5pt" style:font-weight-asian="normal" style:font-size-complex="12pt" style:font-weight-complex="normal"/>
    </style:style>
    <style:style style:name="T54" style:family="text">
      <style:text-properties fo:font-size="12pt" fo:font-weight="normal" officeooo:rsid="0091adc3" style:font-size-asian="10.5pt" style:font-weight-asian="normal" style:font-size-complex="12pt" style:font-weight-complex="normal"/>
    </style:style>
    <style:style style:name="T55" style:family="text">
      <style:text-properties fo:font-size="12pt" fo:font-weight="normal" officeooo:rsid="0092c6d7" style:font-size-asian="10.5pt" style:font-weight-asian="normal" style:font-size-complex="12pt" style:font-weight-complex="normal"/>
    </style:style>
    <style:style style:name="T56" style:family="text">
      <style:text-properties fo:font-size="12pt" fo:font-weight="normal" officeooo:rsid="0080e7af" style:font-size-asian="10.5pt" style:font-weight-asian="normal" style:font-size-complex="12pt" style:font-weight-complex="normal"/>
    </style:style>
    <style:style style:name="T57" style:family="text">
      <style:text-properties fo:font-size="12pt" fo:font-weight="normal" officeooo:rsid="00816296" style:font-size-asian="10.5pt" style:font-weight-asian="normal" style:font-size-complex="12pt" style:font-weight-complex="normal"/>
    </style:style>
    <style:style style:name="T58" style:family="text">
      <style:text-properties fo:font-size="12pt" fo:font-weight="normal" officeooo:rsid="00a039e2" style:font-size-asian="10.5pt" style:font-weight-asian="normal" style:font-size-complex="12pt" style:font-weight-complex="normal"/>
    </style:style>
    <style:style style:name="T59" style:family="text">
      <style:text-properties fo:font-size="12pt" fo:font-weight="normal" officeooo:rsid="00a13b82" style:font-size-asian="10.5pt" style:font-weight-asian="normal" style:font-size-complex="12pt" style:font-weight-complex="normal"/>
    </style:style>
    <style:style style:name="T60" style:family="text">
      <style:text-properties fo:font-size="12pt" fo:font-weight="normal" officeooo:rsid="00a28329" style:font-size-asian="10.5pt" style:font-weight-asian="normal" style:font-size-complex="12pt" style:font-weight-complex="normal"/>
    </style:style>
    <style:style style:name="T61" style:family="text">
      <style:text-properties fo:font-size="12pt" fo:font-weight="normal" officeooo:rsid="00a4a233" style:font-size-asian="10.5pt" style:font-weight-asian="normal" style:font-size-complex="12pt" style:font-weight-complex="normal"/>
    </style:style>
    <style:style style:name="T62" style:family="text">
      <style:text-properties fo:font-size="12pt" fo:font-weight="normal" officeooo:rsid="00a5ee3a" style:font-size-asian="10.5pt" style:font-weight-asian="normal" style:font-size-complex="12pt" style:font-weight-complex="normal"/>
    </style:style>
    <style:style style:name="T63" style:family="text">
      <style:text-properties fo:font-size="12pt" fo:font-weight="bold" style:font-size-asian="10.5pt" style:font-weight-asian="bold" style:font-size-complex="12pt" style:font-weight-complex="bold"/>
    </style:style>
    <style:style style:name="T64" style:family="text">
      <style:text-properties fo:font-size="12pt" fo:font-weight="bold" officeooo:rsid="0020f99c" style:font-size-asian="10.5pt" style:font-weight-asian="bold" style:font-size-complex="12pt" style:font-weight-complex="bold"/>
    </style:style>
    <style:style style:name="T65" style:family="text">
      <style:text-properties fo:font-size="12pt" fo:font-style="italic" fo:font-weight="normal" officeooo:rsid="004b3020" style:font-size-asian="10.5pt" style:font-style-asian="italic" style:font-weight-asian="normal" style:font-size-complex="12pt" style:font-style-complex="italic" style:font-weight-complex="normal"/>
    </style:style>
    <style:style style:name="T66" style:family="text">
      <style:text-properties fo:font-size="12pt" fo:font-style="italic" fo:font-weight="normal" officeooo:rsid="0021da40"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314e7c"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4b0d13"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4bca24"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028a55c"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4dfd35"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0237ba4" style:font-size-asian="10.5pt" style:font-style-asian="italic" style:font-weight-asian="normal" style:font-size-complex="12pt" style:font-style-complex="italic" style:font-weight-complex="normal"/>
    </style:style>
    <style:style style:name="T73" style:family="text">
      <style:text-properties fo:font-size="12pt" fo:font-style="italic" fo:font-weight="normal" officeooo:rsid="005484b4" style:font-size-asian="10.5pt" style:font-style-asian="italic" style:font-weight-asian="normal" style:font-size-complex="12pt" style:font-style-complex="italic" style:font-weight-complex="normal"/>
    </style:style>
    <style:style style:name="T74" style:family="text">
      <style:text-properties fo:font-size="12pt" fo:font-style="italic" fo:font-weight="normal" officeooo:rsid="0057a2db" style:font-size-asian="10.5pt" style:font-style-asian="italic" style:font-weight-asian="normal" style:font-size-complex="12pt" style:font-style-complex="italic" style:font-weight-complex="normal"/>
    </style:style>
    <style:style style:name="T75" style:family="text">
      <style:text-properties fo:font-size="12pt" fo:font-style="italic" fo:font-weight="normal" officeooo:rsid="00592377" style:font-size-asian="10.5pt" style:font-style-asian="italic" style:font-weight-asian="normal" style:font-size-complex="12pt" style:font-style-complex="italic" style:font-weight-complex="normal"/>
    </style:style>
    <style:style style:name="T76" style:family="text">
      <style:text-properties fo:font-size="12pt" fo:font-style="italic" fo:font-weight="normal" officeooo:rsid="005b3b43" style:font-size-asian="10.5pt" style:font-style-asian="italic" style:font-weight-asian="normal" style:font-size-complex="12pt" style:font-style-complex="italic" style:font-weight-complex="normal"/>
    </style:style>
    <style:style style:name="T77" style:family="text">
      <style:text-properties fo:font-size="12pt" fo:font-style="italic" fo:font-weight="normal" officeooo:rsid="002e3070" style:font-size-asian="10.5pt" style:font-style-asian="italic" style:font-weight-asian="normal" style:font-size-complex="12pt" style:font-style-complex="italic" style:font-weight-complex="normal"/>
    </style:style>
    <style:style style:name="T78" style:family="text">
      <style:text-properties fo:font-size="12pt" fo:font-style="italic" fo:font-weight="normal" officeooo:rsid="00634078" style:font-size-asian="10.5pt" style:font-style-asian="italic" style:font-weight-asian="normal" style:font-size-complex="12pt" style:font-style-complex="italic" style:font-weight-complex="normal"/>
    </style:style>
    <style:style style:name="T79" style:family="text">
      <style:text-properties fo:font-size="12pt" fo:font-style="italic" fo:font-weight="normal" officeooo:rsid="0055af36" style:font-size-asian="10.5pt" style:font-style-asian="italic" style:font-weight-asian="normal" style:font-size-complex="12pt" style:font-style-complex="italic" style:font-weight-complex="normal"/>
    </style:style>
    <style:style style:name="T80" style:family="text">
      <style:text-properties fo:font-size="12pt" fo:font-style="italic" fo:font-weight="normal" officeooo:rsid="003623b1"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officeooo:rsid="003747f7" style:font-size-asian="10.5pt" style:font-style-asian="italic" style:font-weight-asian="normal" style:font-size-complex="12pt" style:font-style-complex="italic" style:font-weight-complex="normal"/>
    </style:style>
    <style:style style:name="T82" style:family="text">
      <style:text-properties fo:font-size="12pt" fo:font-style="italic" fo:font-weight="normal" officeooo:rsid="00382ae6" style:font-size-asian="10.5pt" style:font-style-asian="italic" style:font-weight-asian="normal" style:font-size-complex="12pt" style:font-style-complex="italic" style:font-weight-complex="normal"/>
    </style:style>
    <style:style style:name="T83" style:family="text">
      <style:text-properties fo:font-size="12pt" fo:font-style="italic" fo:font-weight="normal" officeooo:rsid="0067b9f0" style:font-size-asian="10.5pt" style:font-style-asian="italic" style:font-weight-asian="normal" style:font-size-complex="12pt" style:font-style-complex="italic" style:font-weight-complex="normal"/>
    </style:style>
    <style:style style:name="T84" style:family="text">
      <style:text-properties fo:font-size="12pt" fo:font-style="italic" fo:font-weight="normal" officeooo:rsid="006920d3" style:font-size-asian="10.5pt" style:font-style-asian="italic" style:font-weight-asian="normal" style:font-size-complex="12pt" style:font-style-complex="italic" style:font-weight-complex="normal"/>
    </style:style>
    <style:style style:name="T85" style:family="text">
      <style:text-properties fo:font-size="12pt" fo:font-style="italic" fo:font-weight="normal" officeooo:rsid="0039c93f" style:font-size-asian="10.5pt" style:font-style-asian="italic" style:font-weight-asian="normal" style:font-size-complex="12pt" style:font-style-complex="italic" style:font-weight-complex="normal"/>
    </style:style>
    <style:style style:name="T86" style:family="text">
      <style:text-properties fo:font-size="12pt" fo:font-style="italic" fo:font-weight="normal" officeooo:rsid="006afefa" style:font-size-asian="10.5pt" style:font-style-asian="italic" style:font-weight-asian="normal" style:font-size-complex="12pt" style:font-style-complex="italic" style:font-weight-complex="normal"/>
    </style:style>
    <style:style style:name="T87" style:family="text">
      <style:text-properties fo:font-size="12pt" fo:font-style="italic" fo:font-weight="normal" officeooo:rsid="006b0794" style:font-size-asian="10.5pt" style:font-style-asian="italic" style:font-weight-asian="normal" style:font-size-complex="12pt" style:font-style-complex="italic" style:font-weight-complex="normal"/>
    </style:style>
    <style:style style:name="T88" style:family="text">
      <style:text-properties fo:font-size="12pt" fo:font-style="italic" fo:font-weight="normal" officeooo:rsid="006cdf0c" style:font-size-asian="10.5pt" style:font-style-asian="italic" style:font-weight-asian="normal" style:font-size-complex="12pt" style:font-style-complex="italic" style:font-weight-complex="normal"/>
    </style:style>
    <style:style style:name="T89" style:family="text">
      <style:text-properties fo:font-size="12pt" fo:font-style="italic" fo:font-weight="normal" officeooo:rsid="006e0554" style:font-size-asian="10.5pt" style:font-style-asian="italic" style:font-weight-asian="normal" style:font-size-complex="12pt" style:font-style-complex="italic" style:font-weight-complex="normal"/>
    </style:style>
    <style:style style:name="T90" style:family="text">
      <style:text-properties fo:font-size="12pt" fo:font-style="italic" fo:font-weight="normal" officeooo:rsid="00708613" style:font-size-asian="10.5pt" style:font-style-asian="italic" style:font-weight-asian="normal" style:font-size-complex="12pt" style:font-style-complex="italic" style:font-weight-complex="normal"/>
    </style:style>
    <style:style style:name="T91" style:family="text">
      <style:text-properties fo:font-size="12pt" fo:font-style="italic" fo:font-weight="normal" officeooo:rsid="00718db3" style:font-size-asian="10.5pt" style:font-style-asian="italic" style:font-weight-asian="normal" style:font-size-complex="12pt" style:font-style-complex="italic" style:font-weight-complex="normal"/>
    </style:style>
    <style:style style:name="T92" style:family="text">
      <style:text-properties fo:font-size="12pt" fo:font-style="italic" fo:font-weight="normal" officeooo:rsid="0072c81c" style:font-size-asian="10.5pt" style:font-style-asian="italic" style:font-weight-asian="normal" style:font-size-complex="12pt" style:font-style-complex="italic" style:font-weight-complex="normal"/>
    </style:style>
    <style:style style:name="T93" style:family="text">
      <style:text-properties fo:font-size="12pt" fo:font-style="italic" fo:font-weight="normal" officeooo:rsid="0075787d" style:font-size-asian="10.5pt" style:font-style-asian="italic" style:font-weight-asian="normal" style:font-size-complex="12pt" style:font-style-complex="italic" style:font-weight-complex="normal"/>
    </style:style>
    <style:style style:name="T94" style:family="text">
      <style:text-properties fo:font-size="12pt" fo:font-style="italic" fo:font-weight="normal" officeooo:rsid="0081edd7" style:font-size-asian="10.5pt" style:font-style-asian="italic" style:font-weight-asian="normal" style:font-size-complex="12pt" style:font-style-complex="italic" style:font-weight-complex="normal"/>
    </style:style>
    <style:style style:name="T95" style:family="text">
      <style:text-properties fo:font-size="12pt" fo:font-style="italic" fo:font-weight="normal" officeooo:rsid="00824bdc" style:font-size-asian="10.5pt" style:font-style-asian="italic" style:font-weight-asian="normal" style:font-size-complex="12pt" style:font-style-complex="italic" style:font-weight-complex="normal"/>
    </style:style>
    <style:style style:name="T96" style:family="text">
      <style:text-properties fo:font-size="12pt" fo:font-style="italic" fo:font-weight="normal" officeooo:rsid="00835693" style:font-size-asian="10.5pt" style:font-style-asian="italic" style:font-weight-asian="normal" style:font-size-complex="12pt" style:font-style-complex="italic" style:font-weight-complex="normal"/>
    </style:style>
    <style:style style:name="T97" style:family="text">
      <style:text-properties fo:font-size="12pt" fo:font-style="italic" fo:font-weight="normal" officeooo:rsid="0075379f" style:font-size-asian="10.5pt" style:font-style-asian="italic" style:font-weight-asian="normal" style:font-size-complex="12pt" style:font-style-complex="italic" style:font-weight-complex="normal"/>
    </style:style>
    <style:style style:name="T98" style:family="text">
      <style:text-properties fo:font-size="12pt" fo:font-style="italic" fo:font-weight="normal" officeooo:rsid="009b034a" style:font-size-asian="10.5pt" style:font-style-asian="italic" style:font-weight-asian="normal" style:font-size-complex="12pt" style:font-style-complex="italic" style:font-weight-complex="normal"/>
    </style:style>
    <style:style style:name="T99" style:family="text">
      <style:text-properties fo:font-size="12pt" fo:font-style="italic" fo:font-weight="normal" officeooo:rsid="009cb763" style:font-size-asian="10.5pt" style:font-style-asian="italic" style:font-weight-asian="normal" style:font-size-complex="12pt" style:font-style-complex="italic" style:font-weight-complex="normal"/>
    </style:style>
    <style:style style:name="T100" style:family="text">
      <style:text-properties fo:font-size="12pt" fo:font-style="italic" fo:font-weight="normal" officeooo:rsid="008baaf9" style:font-size-asian="10.5pt" style:font-style-asian="italic" style:font-weight-asian="normal" style:font-size-complex="12pt" style:font-style-complex="italic" style:font-weight-complex="normal"/>
    </style:style>
    <style:style style:name="T101" style:family="text">
      <style:text-properties fo:font-size="12pt" fo:font-style="italic" fo:font-weight="normal" officeooo:rsid="009d5c76" style:font-size-asian="10.5pt" style:font-style-asian="italic" style:font-weight-asian="normal" style:font-size-complex="12pt" style:font-style-complex="italic" style:font-weight-complex="normal"/>
    </style:style>
    <style:style style:name="T102" style:family="text">
      <style:text-properties fo:font-size="12pt" fo:font-style="italic" fo:font-weight="normal" officeooo:rsid="008cbda8" style:font-size-asian="10.5pt" style:font-style-asian="italic" style:font-weight-asian="normal" style:font-size-complex="12pt" style:font-style-complex="italic" style:font-weight-complex="normal"/>
    </style:style>
    <style:style style:name="T103" style:family="text">
      <style:text-properties fo:font-size="12pt" fo:font-style="normal" fo:font-weight="normal" officeooo:rsid="004bca24"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04d7bdd"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04dfd35"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04e0927"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04e2836"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0382ae6"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067b9f0"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06b0794"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06fffda"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072c81c"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075379f"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075787d"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076dbc6"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077fec5"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079d80f"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07f325b"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0870fdd"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081edd7"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091adc3"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07286d5"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0835693"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0816296"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08a6514"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0824bdc"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08cbda8"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08baaf9"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87ec12"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0952ce8"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0991e3c"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9b034a"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9bd368"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09c21de"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09c30ca" style:font-size-asian="10.5pt" style:font-style-asian="normal" style:font-weight-asian="normal" style:font-size-complex="12pt" style:font-style-complex="normal" style:font-weight-complex="normal"/>
    </style:style>
    <style:style style:name="T136" style:family="text">
      <style:text-properties fo:font-size="12pt" fo:font-style="normal" fo:font-weight="normal" officeooo:rsid="009cb763" style:font-size-asian="10.5pt" style:font-style-asian="normal" style:font-weight-asian="normal" style:font-size-complex="12pt" style:font-style-complex="normal" style:font-weight-complex="normal"/>
    </style:style>
    <style:style style:name="T137" style:family="text">
      <style:text-properties fo:font-size="12pt" fo:font-style="normal" fo:font-weight="normal" officeooo:rsid="009d5c76" style:font-size-asian="10.5pt" style:font-style-asian="normal" style:font-weight-asian="normal" style:font-size-complex="12pt" style:font-style-complex="normal" style:font-weight-complex="normal"/>
    </style:style>
    <style:style style:name="T138" style:family="text">
      <style:text-properties fo:font-size="12pt" fo:font-style="normal" fo:font-weight="normal" officeooo:rsid="009ee19c" style:font-size-asian="10.5pt" style:font-style-asian="normal" style:font-weight-asian="normal" style:font-size-complex="12pt" style:font-style-complex="normal" style:font-weight-complex="normal"/>
    </style:style>
    <style:style style:name="T139" style:family="text">
      <style:text-properties fo:font-size="12pt" fo:font-style="normal" fo:font-weight="normal" officeooo:rsid="009f2fa7" style:font-size-asian="10.5pt" style:font-style-asian="normal" style:font-weight-asian="normal" style:font-size-complex="12pt" style:font-style-complex="normal" style:font-weight-complex="normal"/>
    </style:style>
    <style:style style:name="T140" style:family="text">
      <style:text-properties fo:font-size="12pt" fo:font-style="normal" fo:font-weight="normal" officeooo:rsid="00a666f9" style:font-size-asian="10.5pt" style:font-style-asian="normal" style:font-weight-asian="normal" style:font-size-complex="12pt" style:font-style-complex="normal" style:font-weight-complex="normal"/>
    </style:style>
    <style:style style:name="T141" style:family="text">
      <style:text-properties fo:font-size="12pt" fo:font-style="normal" fo:font-weight="normal" officeooo:rsid="00a93511" style:font-size-asian="10.5pt" style:font-style-asian="normal" style:font-weight-asian="normal" style:font-size-complex="12pt" style:font-style-complex="normal" style:font-weight-complex="normal"/>
    </style:style>
    <style:style style:name="T142" style:family="text">
      <style:text-properties officeooo:rsid="0030e594"/>
    </style:style>
    <style:style style:name="T143" style:family="text">
      <style:text-properties officeooo:rsid="003747f7"/>
    </style:style>
    <style:style style:name="T144" style:family="text">
      <style:text-properties fo:font-style="italic" style:font-style-asian="italic" style:font-style-complex="italic"/>
    </style:style>
    <style:style style:name="T145" style:family="text">
      <style:text-properties fo:font-style="italic" officeooo:rsid="0042596a" style:font-style-asian="italic" style:font-style-complex="italic"/>
    </style:style>
    <style:style style:name="T146" style:family="text">
      <style:text-properties fo:font-style="italic" officeooo:rsid="004b0d13" style:font-style-asian="italic" style:font-style-complex="italic"/>
    </style:style>
    <style:style style:name="T147" style:family="text">
      <style:text-properties fo:font-style="italic" officeooo:rsid="005fed13" style:font-style-asian="italic" style:font-style-complex="italic"/>
    </style:style>
    <style:style style:name="T148" style:family="text">
      <style:text-properties fo:font-style="italic" officeooo:rsid="005b3b43" style:font-style-asian="italic" style:font-style-complex="italic"/>
    </style:style>
    <style:style style:name="T149" style:family="text">
      <style:text-properties fo:font-style="italic" officeooo:rsid="00623a45" style:font-style-asian="italic" style:font-style-complex="italic"/>
    </style:style>
    <style:style style:name="T150" style:family="text">
      <style:text-properties fo:font-style="italic" officeooo:rsid="003747f7" style:font-style-asian="italic" style:font-style-complex="italic"/>
    </style:style>
    <style:style style:name="T151" style:family="text">
      <style:text-properties fo:font-style="normal" style:font-style-asian="normal" style:font-style-complex="normal"/>
    </style:style>
    <style:style style:name="T152" style:family="text">
      <style:text-properties fo:font-style="normal" officeooo:rsid="0042596a" style:font-style-asian="normal" style:font-style-complex="normal"/>
    </style:style>
    <style:style style:name="T153" style:family="text">
      <style:text-properties fo:font-style="normal" officeooo:rsid="00430243" style:font-style-asian="normal" style:font-style-complex="normal"/>
    </style:style>
    <style:style style:name="T154" style:family="text">
      <style:text-properties fo:font-style="normal" officeooo:rsid="0044bf15" style:font-style-asian="normal" style:font-style-complex="normal"/>
    </style:style>
    <style:style style:name="T155" style:family="text">
      <style:text-properties fo:font-style="normal" officeooo:rsid="00644f5b" style:font-style-asian="normal" style:font-style-complex="normal"/>
    </style:style>
    <style:style style:name="T156" style:family="text">
      <style:text-properties fo:font-style="normal" officeooo:rsid="0074c19c" style:font-style-asian="normal" style:font-style-complex="normal"/>
    </style:style>
    <style:style style:name="T157" style:family="text">
      <style:text-properties officeooo:rsid="00430243"/>
    </style:style>
    <style:style style:name="T158" style:family="text">
      <style:text-properties officeooo:rsid="0046c1d8"/>
    </style:style>
    <style:style style:name="T159" style:family="text">
      <style:text-properties officeooo:rsid="0047d0b0"/>
    </style:style>
    <style:style style:name="T160" style:family="text">
      <style:text-properties officeooo:rsid="00493045"/>
    </style:style>
    <style:style style:name="T161" style:family="text">
      <style:text-properties officeooo:rsid="004d7bdd"/>
    </style:style>
    <style:style style:name="T162" style:family="text">
      <style:text-properties officeooo:rsid="005fed13"/>
    </style:style>
    <style:style style:name="T163" style:family="text">
      <style:text-properties officeooo:rsid="00618231"/>
    </style:style>
    <style:style style:name="T164" style:family="text">
      <style:text-properties officeooo:rsid="00623a45"/>
    </style:style>
    <style:style style:name="T165" style:family="text">
      <style:text-properties officeooo:rsid="00644f5b"/>
    </style:style>
    <style:style style:name="T166" style:family="text">
      <style:text-properties officeooo:rsid="0067b9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azione <text:span text:style-name="T1">Progetto “Multi-Flow Device File” </text:span></text:p>
      <text:p text:style-name="P2"><text:span text:style-name="T1">Corso </text:span>Advanced Operating System (and Software Security) – 9 CFU</text:p>
      <text:p text:style-name="P3">Prof. Francesco Quaglia</text:p>
      <text:p text:style-name="P4">Traccia</text:p>
      <text:p text:style-name="P17">This specification is related to a Linux device driver implementing low and high priority flows of data. Through an open session to the device file a thread can read/write data segments. The data delivery follows a First-in-First-out policy along each of the two different data flows (low and high priority). After read operations, the read data disappear from the flow. Also, the high priority data flow must offer synchronous write operations while the low priority data flow must offer an asynchronous execution (based on delayed work) of write operations, while still keeping the interface able to synchronously notify the outcome. Read operations are all executed synchronously. The device driver should support 128 devices corresponding to the same amount of minor numbers.</text:p>
      <text:p text:style-name="P17">The device driver should implement the support for the ioctl(..) service in order to manage the I/O session as follows:</text:p>
      <text:p text:style-name="P17"><text:tab/>- setup of the priority level (high or low) for the operations;</text:p>
      <text:p text:style-name="P17"><text:tab/>- blocking vs non-blocking read and write operations;</text:p>
      <text:p text:style-name="P17"><text:tab/>- setup of a timeout regulating the awake of blocking operations.</text:p>
      <text:p text:style-name="P17">A a few Linux module parameters and functions should be implemented in order to enable or disable the device file, in terms of a specific minor number. If it is disabled, any attempt to open a session should fail (but already open sessions will be still managed). Further additional parameters exposed via VFS should provide a picture of the current state of the device according to the following information:</text:p>
      <text:p text:style-name="P17"><text:tab/>- enabled or disabled;</text:p>
      <text:p text:style-name="P17"><text:tab/>- number of bytes currently present in the two flows (high vs low priority);</text:p>
      <text:p text:style-name="P17"><text:tab/>- number of threads currently waiting for data along the two flows (high vs low priority).</text:p>
      <text:p text:style-name="P8"/>
      <text:p text:style-name="P6">I<text:span text:style-name="T2">nstallazione</text:span></text:p>
      <text:p text:style-name="P9">Per installare il modulo viene provvisto un makefile contenente tutte le informazioni utili per la compilazione. Per<text:span text:style-name="T3">tanto, per </text:span>compilare è sufficiente eseguire:</text:p>
      <text:p text:style-name="P9"><text:tab/><text:span text:style-name="T144">make all</text:span></text:p>
      <text:p text:style-name="P9">Per installare il modulo, invece, è sufficiente digitare:</text:p>
      <text:p text:style-name="P9"><text:tab/><text:span text:style-name="T144">sudo insmod my_dev.ko</text:span></text:p>
      <text:p text:style-name="P14">Inoltre, al fine di poter interagire correttamente col driver è necessario generare i <text:span text:style-name="T157">corrispondenti </text:span>device files all’interno della directory /<text:span text:style-name="T144">dev</text:span><text:span text:style-name="T151">/. </text:span><text:span text:style-name="T152">A tal proposito viene fornito uno script bash che consente di generare il massimo numero di devices supportati dal driver (128). </text:span><text:span text:style-name="T153">Prima di essere eseguito, tuttavia, è necessario specificare all’interno dello script il MAJOR </text:span><text:span text:style-name="T154">number</text:span><text:span text:style-name="T153"> associato al device driver. </text:span><text:span text:style-name="T156">Il MAJOR viene assegnato dinamicamente nel momento in cui il modulo viene inizializzato. </text:span><text:span text:style-name="T153">Una volta montato il modulo, è</text:span><text:span text:style-name="T152"> possibile accedere al MAJOR mediante il comando:</text:span></text:p>
      <text:p text:style-name="P14"><text:span text:style-name="T152"><text:tab/></text:span><text:span text:style-name="T145">sudo dmesg</text:span></text:p>
      <text:p text:style-name="P16">Per eseguire lo script bash, infine, è sufficiente eseguire <text:span text:style-name="T158">(dopo avervi inserito il MAJOR)</text:span>:</text:p>
      <text:p text:style-name="P14"><text:span text:style-name="T152"><text:tab/></text:span><text:span text:style-name="T145">./user/mk_devs.sh</text:span></text:p>
      <text:p text:style-name="P7"/>
      <text:p text:style-name="P23"><text:span text:style-name="T64">U</text:span><text:span text:style-name="T63">tilizzo</text:span></text:p>
      <text:p text:style-name="P11"><text:span text:style-name="T159">Al fine di semplificare l’interazione col device driver, </text:span>viene anche fornita un’applicazione di livello user <text:span text:style-name="T161">tramite la quale è possibile operare sui devices</text:span>. È possibile compilare l’applicazione eseguendo:</text:p>
      <text:p text:style-name="P11"><text:tab/><text:span text:style-name="T144">make all</text:span></text:p>
      <text:p text:style-name="P10"><text:s/><text:span text:style-name="T142">È possibile utilizzare l’applicazione utilizzando la sintassi:</text:span></text:p>
      <text:p text:style-name="P10"><text:tab/><text:span text:style-name="T144">./user.o device (write | read | ioctl) [data]</text:span></text:p>
      <text:p text:style-name="P12">Di seguito <text:span text:style-name="T160">ne </text:span>vengono riportati alcuni esempi di utilizzo:</text:p>
      <text:p text:style-name="P18"><text:soft-page-break/><text:span text:style-name="T11"><text:tab/></text:span><text:span text:style-name="T66">./user.o /</text:span><text:span text:style-name="T67">dev/my_dev</text:span><text:span text:style-name="T68">0</text:span><text:span text:style-name="T67"> read</text:span></text:p>
      <text:p text:style-name="P18"><text:span text:style-name="T11"><text:tab/></text:span><text:span text:style-name="T66">./user.o /</text:span><text:span text:style-name="T67">dev/my_dev</text:span><text:span text:style-name="T68">0</text:span><text:span text:style-name="T67"> write Ciao</text:span></text:p>
      <text:p text:style-name="P12"><text:tab/><text:span text:style-name="T144">./user.o /dev/my_dev</text:span><text:span text:style-name="T146">0</text:span><text:span text:style-name="T144"> ioctl set_high_priority_flow</text:span></text:p>
      <text:p text:style-name="P12"><text:tab/><text:span text:style-name="T144">./user.o /dev/my_dev</text:span><text:span text:style-name="T146">0</text:span><text:span text:style-name="T144"> ioctl set_timeout 4</text:span></text:p>
      <text:p text:style-name="P12"/>
      <text:p text:style-name="P5">Implementazione</text:p>
      <text:p text:style-name="P22"><text:span text:style-name="T28">L’implementazione </text:span><text:span text:style-name="T31">fornita </text:span><text:span text:style-name="T28">del device driver consiste sostanzialmente in un modulo per il <text:s/>kernel Linux, </text:span><text:span text:style-name="T30">generato mediante</text:span><text:span text:style-name="T31"> l’utilizzo dell</text:span><text:span text:style-name="T37">e librerie </text:span><text:span text:style-name="T78">&lt;linux/kernel.h&gt;</text:span><text:span text:style-name="T79"> </text:span><text:span text:style-name="T37">e </text:span><text:span text:style-name="T73">&lt;linux/module.h&gt;</text:span><text:span text:style-name="T28">. </text:span><text:span text:style-name="T29">Ta</text:span><text:span text:style-name="T28">le modulo </text:span><text:span text:style-name="T29">utilizza le</text:span><text:span text:style-name="T5"> funzion</text:span><text:span text:style-name="T31">alità contenute in </text:span><text:span text:style-name="T70">&lt;linux/list.h&gt;</text:span><text:span text:style-name="T5"> al fine di creare due code FIFO - </text:span><text:span text:style-name="T30">una </text:span><text:span text:style-name="T33">per il flusso a </text:span><text:span text:style-name="T30">bassa </text:span><text:span text:style-name="T33">priorità </text:span><text:span text:style-name="T30">ed un’</text:span><text:span text:style-name="T33">altra per il flusso</text:span><text:span text:style-name="T30"> ad alta priorità - </text:span><text:span text:style-name="T29">per ogni device supportato</text:span><text:span text:style-name="T5">. </text:span><text:span text:style-name="T39">Il numero di devices supportati è specificato nella macro </text:span><text:span text:style-name="T84">MINORS.</text:span><text:span text:style-name="T39"> L’ </text:span><text:span text:style-name="T5">elemento </text:span><text:span text:style-name="T32">fondamentale </text:span><text:span text:style-name="T5">di </text:span><text:span text:style-name="T32">una coda è realizzato mediante una </text:span><text:span text:style-name="T74">struct node</text:span><text:span text:style-name="T32">, </text:span><text:span text:style-name="T5">cont</text:span><text:span text:style-name="T32">enente</text:span><text:span text:style-name="T5"> un puntatore al</text:span><text:span text:style-name="T32">l’elemento </text:span><text:span text:style-name="T5">precedente ed a quello successivo, rappresentat</text:span><text:span text:style-name="T32">i </text:span><text:span text:style-name="T5">da una struttura </text:span><text:span text:style-name="T70">list_head.</text:span><text:span text:style-name="T5"> Inoltre, ciascun nodo </text:span><text:span text:style-name="T32">contiene</text:span><text:span text:style-name="T5"> </text:span><text:span text:style-name="T32">un </text:span><text:span text:style-name="T53">puntatore ad un</text:span><text:span text:style-name="T32"> segmento </text:span><text:span text:style-name="T6">di dati </text:span><text:span text:style-name="T32">rappresentati da un array di </text:span><text:span text:style-name="T74">char</text:span><text:span text:style-name="T6">. </text:span><text:span text:style-name="T58">Tale array</text:span><text:span text:style-name="T53"> è allocato dinamicamente tramite la funzione </text:span><text:span text:style-name="T94">kmalloc()</text:span><text:span text:style-name="T120"> definita in </text:span><text:span text:style-name="T94">&lt;linux/slab.h&gt;.</text:span></text:p>
      <text:p text:style-name="P20"><text:span text:style-name="T6">È</text:span><text:span text:style-name="T7"> possibile osservare e/o modificare</text:span><text:span text:style-name="T8"> </text:span><text:span text:style-name="T7">in tempo reale </text:span><text:span text:style-name="T8">alcuni dei parametri del modulo</text:span><text:span text:style-name="T34"> </text:span><text:span text:style-name="T10">tramite dei files </text:span><text:span text:style-name="T8">presenti nella directory </text:span><text:span text:style-name="T72">/sys/module/my_dev/parameters</text:span><text:span text:style-name="T9">. </text:span><text:span text:style-name="T34">Tali parametri, realizzati utilizzando la libreria </text:span><text:span text:style-name="T76">&lt;linux/moduleparam.h&gt;</text:span><text:span text:style-name="T34">, </text:span><text:span text:style-name="T33">provvedono a fornire </text:span><text:span text:style-name="T34">informazioni sullo stato dei devices e del driver. </text:span><text:span text:style-name="T10">In particolare, è possibile osservare quanti threads sono in attesa di </text:span><text:span text:style-name="T33">operare</text:span><text:span text:style-name="T10"> </text:span><text:span text:style-name="T33">rispettivamente sulla coda a bassa priorità e sulla coda ad alta priorità di ciascun device mediante il file </text:span><text:span text:style-name="T75">waiting_threads_low</text:span><text:span text:style-name="T10"> </text:span><text:span text:style-name="T33">e </text:span><text:span text:style-name="T75">waiting_threads_high</text:span><text:span text:style-name="T33">. </text:span><text:span text:style-name="T10">Inoltre, è possibile osservare </text:span><text:span text:style-name="T34">la dimensione (in </text:span><text:span text:style-name="T10">bytes</text:span><text:span text:style-name="T34">)</text:span><text:span text:style-name="T10"> </text:span><text:span text:style-name="T34">dei flussi ad alta e bassa priorità di ciascun device mediante i </text:span><text:span text:style-name="T10">file</text:span><text:span text:style-name="T34">s</text:span><text:span text:style-name="T10"> </text:span><text:span text:style-name="T76">high_flows_size</text:span><text:span text:style-name="T34"> e l</text:span><text:span text:style-name="T76">ow_</text:span><text:span text:style-name="T77">flow</text:span><text:span text:style-name="T76">s</text:span><text:span text:style-name="T77">_size</text:span><text:span text:style-name="T10">. </text:span><text:span text:style-name="T34">Infine, </text:span><text:span text:style-name="T10">è possibile osservare e modificare lo stato di ciascun device (0 - disabilitato, 1 - abilitato) </text:span><text:span text:style-name="T35">tramite il file</text:span><text:span text:style-name="T10"> </text:span><text:span text:style-name="T77">devices_state</text:span><text:span text:style-name="T10">. </text:span><text:span text:style-name="T36">Inserire un valore diverso da 0 oppure 1 in una entry del file non causa un malfunzionamento del driver; tuttavia, il device corrispondente viene considerato disabilitato.</text:span></text:p>
      <text:p text:style-name="P13">Il modulo, inoltre, supporta il kernel logging generando messaggi tramite la funzione <text:span text:style-name="T144">printk() </text:span>ed utilizzando 3 diversi livelli: <text:span text:style-name="T144">KERN_INFO</text:span> (messaggi che indicano il successo di un’operazione effettuata), <text:span text:style-name="T144">KERN_WARNING</text:span> (messaggi che indicano il fallimento di un’operazione effettuata, ma che non causano un malfunzionamento del modulo), <text:span text:style-name="T144">KERN_ERROR</text:span> (messaggi che causano un malfunzionamento del modulo). <text:span text:style-name="T162">È possibile ridurre considerevolmente il numero di messaggi stampati modificando opportunamente la macro </text:span><text:span text:style-name="T147">AUDIT</text:span><text:span text:style-name="T162">.</text:span></text:p>
      <text:p text:style-name="P15"><text:span text:style-name="T163">Il modulo, infine, provvede a fornire un’ implementazione d</text:span><text:span text:style-name="T165">elle </text:span><text:span text:style-name="T163">funzioni </text:span><text:span text:style-name="T165">necessarie </text:span><text:span text:style-name="T163">per operare sui devices. </text:span><text:span text:style-name="T164">Tali funzioni sono state definite mediante </text:span><text:span text:style-name="T165">una</text:span><text:span text:style-name="T164"> </text:span><text:span text:style-name="T149">struct file_operations, </text:span><text:span text:style-name="T164">definita in </text:span><text:span text:style-name="T148">&lt;linux/</text:span><text:span text:style-name="T149">fs</text:span><text:span text:style-name="T148">.h&gt;. </text:span><text:span text:style-name="T155">Di seguito vengono riportati i dettagli riguardanti ciascuna delle funzioni implementate:</text:span></text:p>
      <text:list xml:id="list309769792" text:style-name="L1">
        <text:list-item>
          <text:p text:style-name="P24"><text:span text:style-name="T80">mydev_open</text:span><text:span text:style-name="T81">()</text:span><text:span text:style-name="T12">, </text:span><text:span text:style-name="T38">consente di aprire</text:span><text:span text:style-name="T13"> una sessione di I/O con un</text:span><text:span text:style-name="T38">o dei devices. Il device, tuttavia, deve essere</text:span><text:span text:style-name="T13"> abilitato mediante </text:span><text:span text:style-name="T15">l’opportuna entry del parametro</text:span><text:span text:style-name="T13"> </text:span><text:span text:style-name="T81">devices_state</text:span><text:span text:style-name="T82">,</text:span><text:span text:style-name="T108"> </text:span><text:span text:style-name="T109">altrimenti viene ritornato un errore </text:span><text:span text:style-name="T83">EACCESS</text:span><text:span text:style-name="T13">;</text:span></text:p>
        </text:list-item>
        <text:list-item>
          <text:p text:style-name="P30"><text:span text:style-name="T144">mydev_close</text:span><text:span text:style-name="T150">()</text:span><text:span text:style-name="T143">, c</text:span><text:span text:style-name="T166">onsente di chiudere</text:span><text:span text:style-name="T143"> una sessione di I/O con un device;</text:span></text:p>
        </text:list-item>
        <text:list-item>
          <text:p text:style-name="P25"><text:span text:style-name="T12">mydev_read</text:span><text:span text:style-name="T13">(), </text:span><text:span text:style-name="T38">consente di </text:span><text:span text:style-name="T13">legge</text:span><text:span text:style-name="T38">re</text:span><text:span text:style-name="T13"> in maniera sincrona un segmento da </text:span><text:span text:style-name="T39">un device</text:span><text:span text:style-name="T13">. </text:span><text:span text:style-name="T39">Il flusso di “default” su cui effettuare le operazioni di lettura/scrittura è memorizzato all’interno dell’array </text:span><text:span text:style-name="T84">priority[MINORS].</text:span><text:span text:style-name="T13"> </text:span><text:span text:style-name="T16">In particolare, un thread </text:span><text:span text:style-name="T38">di livello </text:span><text:span text:style-name="T17">user </text:span><text:span text:style-name="T16">che intende leggere un segmento </text:span><text:span text:style-name="T17">tramite l’invocazione della funzione </text:span><text:span text:style-name="T85">read(), </text:span><text:span text:style-name="T121">se non vi sono dati disponibili all’interno del flusso di default, </text:span><text:span text:style-name="T16">viene posizionato all’interno di una wait queue </text:span><text:span text:style-name="T40">tramite la funzione </text:span><text:span text:style-name="T86">wait_event_idle_exclusive_timeout(), </text:span><text:span text:style-name="T110">specificando anche la condizione per la quale attendere ed un valore del timeout</text:span><text:span text:style-name="T86">.</text:span><text:span text:style-name="T16"> </text:span><text:span text:style-name="T40">Tutto ciò che riguarda le wait queues è definito in </text:span><text:span text:style-name="T86">&lt;linux/wait.h&gt;</text:span><text:span text:style-name="T16">. </text:span><text:span text:style-name="T40">Nel driver è presente una </text:span><text:span text:style-name="T87">struct wait_queue_head_t</text:span><text:span text:style-name="T41"> </text:span><text:span text:style-name="T40">per ciascun flusso di ogni device, </text:span><text:span text:style-name="T47">rappresentate dall’ array </text:span><text:span text:style-name="T90">my_wq[MINORS][FLOWS]</text:span><text:span text:style-name="T40">. </text:span><text:span text:style-name="T16">Se </text:span><text:span text:style-name="T41">allo scadere del timeout</text:span><text:span text:style-name="T16"> non vi è alcun segmento da leggere nel flusso selezionato </text:span><text:span text:style-name="T17">(</text:span><text:span text:style-name="T41">ovvero non si è verificata </text:span><text:soft-page-break/><text:span text:style-name="T41">la condizione </text:span><text:span text:style-name="T87">low_flows_size[minor]</text:span><text:span text:style-name="T41"> &gt; 0 oppure </text:span><text:span text:style-name="T87">high_flows_size[minor] &gt; 0</text:span><text:span text:style-name="T17">)</text:span><text:span text:style-name="T16"> </text:span><text:span text:style-name="T17">allora tale funzione ritorna il valore 0, </text:span><text:span text:style-name="T41">poiché d</text:span><text:span text:style-name="T17">i fatto </text:span><text:span text:style-name="T41">non è stato letto </text:span><text:span text:style-name="T17">alcun carattere.</text:span><text:span text:style-name="T16"> Altrimenti, </text:span><text:span text:style-name="T42">nel momento in cui </text:span><text:span text:style-name="T55">tornano ad essere</text:span><text:span text:style-name="T17"> </text:span><text:span text:style-name="T42">disponibili</text:span><text:span text:style-name="T17"> uno o più segmenti </text:span><text:span text:style-name="T42">nel flusso,</text:span><text:span text:style-name="T17"> il thread </text:span><text:span text:style-name="T42">viene risvegliato dalla wait queue e legge un segmento</text:span><text:span text:style-name="T17"> dal flusso selezionato. </text:span><text:span text:style-name="T13">Dopo essere stato letto, </text:span><text:span text:style-name="T42">tale </text:span><text:span text:style-name="T13">segmento viene eliminato dal flusso, liberando la memoria utilizzata </text:span><text:span text:style-name="T42">(tramite la funzione </text:span><text:span text:style-name="T88">kfree())</text:span><text:span text:style-name="T42"> </text:span><text:span text:style-name="T13">ed aggiornando </text:span><text:span text:style-name="T22"><text:s/>opportunamente i parametri del modulo. </text:span><text:span text:style-name="T43">L’aggiornamento dei parametri avviene in maniera atomica utilizzando le funzioni built-in di GCC s</text:span><text:span text:style-name="T89">ync_fetch_and_add()</text:span><text:span text:style-name="T43"> e </text:span><text:span text:style-name="T89">sync_fetch_and_sub(), </text:span><text:span text:style-name="T111">al fine di eliminare eventuali race conditions causate dall’ azione contemporanea di due o più thread operanti su uno stesso device</text:span><text:span text:style-name="T43">. </text:span><text:span text:style-name="T22"><text:s/></text:span><text:span text:style-name="T59">In uno scenario multithreaded, infatti, potrebbe accadere </text:span><text:span text:style-name="T62">che</text:span><text:span text:style-name="T55"> due o più thread </text:span><text:span text:style-name="T60">in esecuzione su CPU diver</text:span><text:span text:style-name="T61">s</text:span><text:span text:style-name="T60">e,</text:span><text:span text:style-name="T59"> tentino di leggere contemporaneamente </text:span><text:span text:style-name="T60">da un flusso </text:span><text:span text:style-name="T59">eseguendo </text:span><text:span text:style-name="T55">il check della condition </text:span><text:span text:style-name="T59">della wait queue </text:span><text:span text:style-name="T55">in contemporanea: </text:span><text:span text:style-name="T59">in tal caso, </text:span><text:span text:style-name="T55">solo alcuni di essi riusciranno a leggere effettivamente i segmenti disponibili, mentre altri non leggeranno nulla (e l’operazione ritornerà il valore 0). </text:span><text:span text:style-name="T18">In</text:span><text:span text:style-name="T19">fine, </text:span><text:span text:style-name="T48">viene eseguita un’operazione</text:span><text:span text:style-name="T43"> </text:span><text:span text:style-name="T89">wake_up()</text:span><text:span text:style-name="T19"> </text:span><text:span text:style-name="T20">poiché a seguito dell’</text:span><text:span text:style-name="T49">operazione di</text:span><text:span text:style-name="T20"> lettura di un segmento potrebbe esser</text:span><text:span text:style-name="T21">e cambiat</text:span><text:span text:style-name="T51">o il risultato della</text:span><text:span text:style-name="T21"> condi</text:span><text:span text:style-name="T49">zione di uno dei thread </text:span><text:span text:style-name="T54">(scrittori) </text:span><text:span text:style-name="T49">posizionati all’interno della wait queue </text:span><text:span text:style-name="T50">del device</text:span><text:span text:style-name="T21">. </text:span><text:span text:style-name="T122">L’</text:span><text:span text:style-name="T114">invocazione</text:span><text:span text:style-name="T122"> della funzione </text:span><text:span text:style-name="T86">wait_event_idle_exclusive_timeout() </text:span><text:span text:style-name="T112">consente di porre in stato di sleep </text:span><text:span text:style-name="T114">il</text:span><text:span text:style-name="T112"> thread </text:span><text:span text:style-name="T114">chiamante</text:span><text:span text:style-name="T115"> in maniera esclusiva</text:span><text:span text:style-name="T112">, </text:span><text:span text:style-name="T116">ovvero </text:span><text:span text:style-name="T112">settando</text:span><text:span text:style-name="T114"> </text:span><text:span text:style-name="T112">la </text:span><text:span text:style-name="T92">WQ_FLAG_EXCLUSIVE </text:span><text:span text:style-name="T119">e non contribuendo al carico della CPU </text:span><text:span text:style-name="T114">(</text:span><text:span text:style-name="T92">TASK_IDLE</text:span><text:span text:style-name="T93">)</text:span><text:span text:style-name="T112">. <text:s/></text:span><text:span text:style-name="T116">In questo modo,</text:span><text:span text:style-name="T113"> nel momento in cui viene invocata la funzione </text:span><text:span text:style-name="T97">wake_up()</text:span><text:span text:style-name="T113"> </text:span><text:span text:style-name="T116">non vengono risvegliati tutti i thread presenti nella wait queue ma solamente </text:span><text:span text:style-name="T113">un unico thread con tale flag settata. In questo modo, quindi, si sono evitati </text:span><text:span text:style-name="T114">effetti che impattano negativamente sulle prestazioni quali ad <text:s/>esempio </text:span><text:span text:style-name="T117">context switch non necessari e CPU waste. L’intera situazione che si è evitata prende il nome di T</text:span><text:span text:style-name="T114">hundering </text:span><text:span text:style-name="T117">H</text:span><text:span text:style-name="T114">erd </text:span><text:span text:style-name="T117">P</text:span><text:span text:style-name="T114">roblem. </text:span><text:span text:style-name="T112">L</text:span><text:span text:style-name="T44">a concorrenza tra operazioni di lettura e scrittura ed in particolare </text:span><text:span text:style-name="T45">l’inserimento o la rimozione di nodi all’interno delle code che rappresentano i due differenti flussi di ciascun device è gestita mediante spinlocks. </text:span><text:span text:style-name="T48">Ne</text:span><text:span text:style-name="T45">l driver </text:span><text:span text:style-name="T48">sono presenti </text:span><text:span text:style-name="T45">due spinlock</text:span><text:span text:style-name="T49">s</text:span><text:span text:style-name="T45"> per ciascun device,</text:span><text:span text:style-name="T48"> rappresentati dall’array </text:span><text:span text:style-name="T91">my_lock[MINORS][FLOWS].</text:span></text:p>
        </text:list-item>
        <text:list-item>
          <text:p text:style-name="P26"><text:span text:style-name="T80">mydev_write</text:span><text:span text:style-name="T81">()</text:span><text:span text:style-name="T13">, </text:span><text:span text:style-name="T56">consente di </text:span><text:span text:style-name="T18">scrive</text:span><text:span text:style-name="T56">re </text:span><text:span text:style-name="T18">in maniera sincrona o</text:span><text:span text:style-name="T56">ppure</text:span><text:span text:style-name="T18"> asincrona un segmento su </text:span><text:span text:style-name="T56">un device</text:span><text:span text:style-name="T18">. </text:span><text:span text:style-name="T22">L’operazione di scrittura avviene in maniera sincrona sul flusso a bassa priorità, mentre avviene in maniera asincrona sul flusso ad alta priorità. </text:span><text:span text:style-name="T123"><text:s/></text:span><text:span text:style-name="T130">Tale </text:span><text:span text:style-name="T57">operazione avviene solo se </text:span><text:span text:style-name="T124">vi è spazio sufficiente </text:span><text:span text:style-name="T125">nel</text:span><text:span text:style-name="T124"> device su cui si intende scrivere </text:span><text:span text:style-name="T120">o, in altre parole, se vi è spazio sufficiente all’interno della RAM della macchina in cui il modulo è installato (altrimenti viene ritornato un errore ENOSPC)</text:span><text:span text:style-name="T124">.</text:span><text:span text:style-name="T94"> </text:span><text:span text:style-name="T120">Il passaggio di dati da user-level a kernel-level e viceversa avviene mediante l’ausilio delle fuzioni </text:span><text:span text:style-name="T94">copy_from_user()</text:span><text:span text:style-name="T120"> e </text:span><text:span text:style-name="T94">copy_to_user()</text:span><text:span text:style-name="T120"> definite in </text:span><text:span text:style-name="T94">&lt;linux/uaccess.h&gt;. </text:span><text:span text:style-name="T126">L’operazione di scrittura sincrona avviene, in modo </text:span><text:span text:style-name="T131">s</text:span><text:span text:style-name="T126">imile all’operazione di lettura, utilizzando un meccanismo di timeout. Il valore del timeou</text:span><text:span text:style-name="T134">t utilizzato per le operazioni sincrone</text:span><text:span text:style-name="T126">, in secondi, è rappresentato dall’ array </text:span><text:span text:style-name="T95">timeout[MINORS]. </text:span><text:span text:style-name="T132">Le uniche differenze sostanziali tra le operazioni di lettura e scrittura sincrone risiedono consistono nel fatto che ciascun flusso ha una dimensione massima, rappresentata dalla macro </text:span><text:span text:style-name="T123">MAX_FLOWS_SIZE. </text:span><text:span text:style-name="T135">In uno scenario multithreaded, <text:s/>è possibile che due o più thread intendano scrivere sullo stesso flusso di uno stesso device in contemporanea. È risultato n</text:span><text:span text:style-name="T133">ecessario inserire, </text:span><text:span text:style-name="T135">quindi, </text:span><text:span text:style-name="T132">un meccanismo software che permetta di garantire che tale dimensione non venga mai superata. </text:span><text:span text:style-name="T133">Tale meccanismo consiste, in pratica, nell’incrementare atomicamente </text:span><text:span text:style-name="T135">e preventivamente</text:span><text:span text:style-name="T133"> il valore del parametro che permette di identificare il numero di bytes presenti in ciascun flusso tramite la funzione __sync_add_and_fetch(). </text:span><text:span text:style-name="T136">I</text:span><text:span text:style-name="T133">l valore ritornato </text:span><text:span text:style-name="T136">dalla funzione, che rappresenta una view dello stato del parametro del sistema dopo l’incremento, viene confrontato con la macro MAX_FLOWS_SIZE al fine di verificare se nel flusso c’è spazio a sufficienza per accomodare il segmento. Se vi è spazio, l’operazione di scrittura avviene; altrimenti, il </text:span><text:soft-page-break/><text:span text:style-name="T136">thread viene messo nella wait queue corrispondente, decrementando il valore del parametro e settando anche un timeout. Nel caso di successivi risvegli del thread, l’intera procedura viene ripetuta ed il tempo residuo per le operazioni viene memorizzato all’interno della variabile </text:span><text:span text:style-name="T99">jiffies</text:span><text:span text:style-name="T136">, inizializzata al valore del timeout prima dell’inizio della procedura. Allo scadere del timeout, l’operazione ritorna il valore 0.</text:span></text:p>
          <text:p text:style-name="P28"><text:span text:style-name="T132">L</text:span><text:span text:style-name="T123">’operazione di scrittura asincrona avviene, invece, mediante l’utilizzo </text:span><text:span text:style-name="T132">di una work queue. </text:span><text:span text:style-name="T137">Tale work queue viene allocata e distrutta rispettivamente durante l’inserimento e la rimozione del modulo, che avviene tramite le funzioni </text:span><text:span text:style-name="T101">init_module() </text:span><text:span text:style-name="T137">e </text:span><text:span text:style-name="T101">cleanup_module()</text:span><text:span text:style-name="T137">. Le funzioni e le strutture utilizzate per operare tramite le workqueue sono definite in </text:span><text:span text:style-name="T101">&lt;linux/workqueue.h&gt;</text:span><text:span text:style-name="T137">. </text:span><text:span text:style-name="T138">Le work queue permettono, di fatto, di implementare uno schema di deferred work basato su top-half e bottom-half. In questo caso, nel</text:span><text:span text:style-name="T139">la</text:span><text:span text:style-name="T138"> parte di codice rappresentata dal top-half, </text:span><text:span text:style-name="T140">vengono eseguite tutte le operazioni preliminari alla scrittura (ovvero verfica ed allocazione dello spazio necessari</text:span><text:span text:style-name="T141">o sul device e </text:span><text:span text:style-name="T140">copia dei dati da user-space a kernel-space), comprensive del meccanismo descritto in precedenza che evita il superamento della taglia massima del flusso. Successivamente, </text:span><text:span text:style-name="T138">v</text:span><text:span text:style-name="T139">engono allocate e popolate le strutture necessarie all’esecuzione del bottom-half.</text:span><text:span text:style-name="T138"> Nel bottom-half, invece, viene eseguita </text:span><text:span text:style-name="T140">solamente </text:span><text:span text:style-name="T138">l’operazione di scrittura vera e propria sul flusso corrispondente. L’eventuale attesa del thread nella wait queue relativa avviene mediante l’utilizzo</text:span><text:span text:style-name="T123"> della funzione </text:span><text:span text:style-name="T96">wait_event_i</text:span><text:span text:style-name="T98">dle_</text:span><text:span text:style-name="T96">exclusive()</text:span><text:span text:style-name="T127">, specificando anche la condizione per la quale attendere indefinitamente</text:span><text:span text:style-name="T96">. </text:span><text:span text:style-name="T125">L</text:span><text:span text:style-name="T123">a condizione </text:span><text:span text:style-name="T127">che consente il r</text:span><text:span text:style-name="T128">isveglio </text:span><text:span text:style-name="T127">di un </text:span><text:span text:style-name="T128">thread scrittore presente nella </text:span><text:span text:style-name="T123">wait queue è che </text:span><text:span text:style-name="T127">vi</text:span><text:span text:style-name="T123"> sia </text:span><text:span text:style-name="T129">spazio a sufficienza</text:span><text:span text:style-name="T123"> per memorizzare </text:span><text:span text:style-name="T137">il</text:span><text:span text:style-name="T123"> segmento nel flusso </text:span><text:span text:style-name="T129">selezionato</text:span><text:span text:style-name="T123"> </text:span><text:span text:style-name="T128">(pertanto, la condizione </text:span><text:span text:style-name="T127">diventa </text:span><text:span text:style-name="T128">l</text:span><text:span text:style-name="T100">ow_flows_size[minor] </text:span><text:span text:style-name="T101">+ len</text:span><text:span text:style-name="T100"> &lt;</text:span><text:span text:style-name="T101">=</text:span><text:span text:style-name="T100"> MAX_FLOW_SIZE</text:span><text:span text:style-name="T128"> </text:span><text:span text:style-name="T127">per il flusso a bassa priorità e </text:span><text:span text:style-name="T102">high</text:span><text:span text:style-name="T100">_flows_size[minor] </text:span><text:span text:style-name="T101">+ len </text:span><text:span text:style-name="T100">&lt;</text:span><text:span text:style-name="T101">=</text:span><text:span text:style-name="T100"> MAX_FLOW_SIZE</text:span><text:span text:style-name="T128"> </text:span><text:span text:style-name="T127">per il flusso ad alta priorità, </text:span><text:span text:style-name="T137">dove len rappresenta la lunghezza del segmento che si intende scrivere</text:span><text:span text:style-name="T127">).</text:span></text:p>
        </text:list-item>
        <text:list-item>
          <text:p text:style-name="P27"><text:span text:style-name="T80">mydev_ioctl</text:span><text:span text:style-name="T81">()</text:span><text:span text:style-name="T13">, </text:span><text:span text:style-name="T46">consente</text:span><text:span text:style-name="T14"> di gestire una sessione di I/O già aperta con un device. In particolare, essa permette di: </text:span></text:p>
        </text:list-item>
      </text:list>
      <text:list xml:id="list3237787339" text:style-name="L2">
        <text:list-item>
          <text:p text:style-name="P31">Scegliere il flusso sul quale scrivere i segmenti tramite i comandi SET_HIGH_PRIORITY_FLOW e SET_LOW_PRIORITY_FLOW.;</text:p>
        </text:list-item>
        <text:list-item>
          <text:p text:style-name="P29"><text:span text:style-name="T14">Scegliere in che modo effettuare le operazioni di lettura dai flussi tramite i comandi SET_READ_SYNC e SET_READ_ASYNC. Attualmente, è possibile leggere solamente in maniera sincrona per cui nel secondo caso viene ritornato un </text:span><text:span text:style-name="T15">errore </text:span><text:span text:style-name="T14">ENOSYS.</text:span></text:p>
        </text:list-item>
        <text:list-item>
          <text:p text:style-name="P33"><text:span text:style-name="T4">Scegliere in che modo effettuare le operazioni di scrittura sui flussi tramite i comandi SET_WRITE_ASYNC </text:span><text:span text:style-name="T15">e SET_WRITE_SYNC</text:span><text:span text:style-name="T4">. </text:span><text:span text:style-name="T15">Attualmente, il flusso a bassa priorità supporta solamente operazioni di scrittura sincrona, mentre il flusso ad alta priorità supporta solamente operazioni di scrittura asincrona (in accordo a quanto richiesto nella traccia). Ragione per cui, in casi diversi da quelli appena descritti, viene ritornato un errore ENOSYS.</text:span></text:p>
        </text:list-item>
        <text:list-item>
          <text:p text:style-name="P32">Specificare il timeout in secondi per le operazioni sincrone tramite il comando SET_TIMEOUT.</text:p>
        </text:list-item>
      </text:list>
      <text:p text:style-name="P19"><text:span text:style-name="T15"><text:tab/>Nel caso vengano utilizzati </text:span><text:span text:style-name="T16">comandi diversi da quelli specificati</text:span><text:span text:style-name="T15">, viene ritornato un errore <text:tab/>EINVAL.</text:span></text:p>
      <text:p text:style-name="P4"/>
      <text:p text:style-name="P4">Test</text:p>
      <text:p text:style-name="P21"><text:span text:style-name="T23">Il device driver è stato testato </text:span><text:span text:style-name="T25">su una macchina fisica ASUS K55VD </text:span><text:span text:style-name="T27">avente installati un </text:span><text:span text:style-name="T23">sistema operativo Ubuntu 20.04 </text:span><text:span text:style-name="T24">(64 bit) </text:span><text:span text:style-name="T27">con</text:span><text:span text:style-name="T23"> kernel 5.4.0-107-generi</text:span><text:span text:style-name="T25">c e</text:span><text:span text:style-name="T27">d un</text:span><text:span text:style-name="T23"> sistema operativo Ubuntu 2</text:span><text:span text:style-name="T25">2</text:span><text:span text:style-name="T23">.04 </text:span><text:span text:style-name="T24">(64 bit) </text:span><text:span text:style-name="T27">con</text:span><text:span text:style-name="T23"> kernel 5.</text:span><text:span text:style-name="T25">15</text:span><text:span text:style-name="T23">.0-</text:span><text:span text:style-name="T25">41-</text:span><text:span text:style-name="T23">generic. </text:span><text:span text:style-name="T25">I test </text:span><text:span text:style-name="T52">effettuati sono rappresentati </text:span><text:span text:style-name="T27">d</text:span><text:span text:style-name="T52">a</text:span><text:span text:style-name="T27">l fil</text:span><text:span text:style-name="T26">e </text:span><text:span text:style-name="T65">/user/test.</text:span><text:span text:style-name="T69">c</text:span><text:span text:style-name="T65">. </text:span><text:span text:style-name="T118">In particolare, e</text:span><text:span text:style-name="T103">sso consente la creazione di 600 Threads lettori/scrittori </text:span><text:span text:style-name="T105">che operano su </text:span><text:span text:style-name="T118">ciascuno de</text:span><text:span text:style-name="T105">i </text:span><text:span text:style-name="T103">128 devices </text:span><text:span text:style-name="T105">supportati dal driver.</text:span><text:span text:style-name="T103"> </text:span><text:span text:style-name="T104">È possibile modificare i</text:span><text:span text:style-name="T118">l</text:span><text:span text:style-name="T104"> numero di threads da generare tramite </text:span><text:span text:style-name="T105">la </text:span><text:soft-page-break/><text:span text:style-name="T105">macro </text:span><text:span text:style-name="T71">THREADS</text:span><text:span text:style-name="T105">, mentre è possibile modificare il tipo di thread (lettore, scrittore) tramite </text:span><text:span text:style-name="T118">la macro PROBABILITY</text:span><text:span text:style-name="T105">, </text:span><text:span text:style-name="T106">la quale </text:span><text:span text:style-name="T105">rappresenta la percentuale di probabilità che un thread sia un lettore. Pertanto, i </text:span><text:span text:style-name="T118">threads vengono generati randomicamente, tr</text:span><text:span text:style-name="T105">amite l’utilizzo della funzione </text:span><text:span text:style-name="T71">rand()</text:span><text:span text:style-name="T105">. </text:span><text:span text:style-name="T106">Al termine dei test, è stato verificato <text:s/>che </text:span><text:span text:style-name="T107">non vi siano inconsistenze nei parametri del modulo (es. </text:span><text:span text:style-name="T118">flussi di dimensione negativa o con dimensione maggiore del massimo consentito</text:span><text:span text:style-name="T107">) e, analizzando i messaggi </text:span><text:span text:style-name="T118">in output </text:span><text:span text:style-name="T107">d</text:span><text:span text:style-name="T118">a</text:span><text:span text:style-name="T107">l kernel, che </text:span><text:span text:style-name="T118">i dati vengano scritti nei corrispondenti device </text:span><text:span text:style-name="T121">(sia in maniera sincrona, sia asincrona) </text:span><text:span text:style-name="T118">e che c</text:span><text:span text:style-name="T107">iascun thread legga effettivamente il dato più vecchio </text:span><text:span text:style-name="T118">presente nel flusso selezionato (in accordo con la politica FIF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f4564" officeooo:paragraph-rsid="001f45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omenico Verde | 028989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23:31:46.948983791</meta:creation-date>
    <dc:date>2022-09-14T11:30:34.881530635</dc:date>
    <meta:editing-duration>PT8H19M</meta:editing-duration>
    <meta:editing-cycles>71</meta:editing-cycles>
    <meta:generator>LibreOffice/7.3.5.2$Linux_X86_64 LibreOffice_project/30$Build-2</meta:generator>
    <meta:document-statistic meta:table-count="0" meta:image-count="0" meta:object-count="0" meta:page-count="5" meta:paragraph-count="51" meta:word-count="2314" meta:character-count="16061" meta:non-whitespace-character-count="13778"/>
  </office:meta>
</office:document-meta>
</file>